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0bf8" officeooo:paragraph-rsid="00020bf8"/>
    </style:style>
    <style:style style:name="P2" style:family="paragraph" style:parent-style-name="Standard" style:list-style-name="L1">
      <style:text-properties officeooo:rsid="00020bf8" officeooo:paragraph-rsid="00020bf8"/>
    </style:style>
    <style:style style:name="P3" style:family="paragraph" style:parent-style-name="Standard" style:list-style-name="L3">
      <style:text-properties officeooo:rsid="00020bf8" officeooo:paragraph-rsid="00020bf8"/>
    </style:style>
    <style:style style:name="P4" style:family="paragraph" style:parent-style-name="Standard" style:list-style-name="L4">
      <style:text-properties officeooo:rsid="00020bf8" officeooo:paragraph-rsid="00020bf8"/>
    </style:style>
    <style:style style:name="P5" style:family="paragraph" style:parent-style-name="Standard" style:list-style-name="L5">
      <style:text-properties officeooo:rsid="00020bf8" officeooo:paragraph-rsid="00020bf8"/>
    </style:style>
    <style:style style:name="P6" style:family="paragraph" style:parent-style-name="Standard">
      <style:text-properties fo:font-weight="bold" officeooo:rsid="00020bf8" officeooo:paragraph-rsid="00020bf8" style:font-weight-asian="bold" style:font-weight-complex="bold"/>
    </style:style>
    <style:style style:name="P7" style:family="paragraph" style:parent-style-name="Standard" style:list-style-name="L6">
      <style:text-properties fo:font-weight="bold" officeooo:rsid="00020bf8" officeooo:paragraph-rsid="00020bf8" style:font-weight-asian="bold" style:font-weight-complex="bold"/>
    </style:style>
    <style:style style:name="P8" style:family="paragraph" style:parent-style-name="Standard">
      <style:text-properties fo:font-weight="normal" officeooo:rsid="00020bf8" officeooo:paragraph-rsid="00020bf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introduction:</text:p>
      <text:p text:style-name="P1"/>
      <text:p text:style-name="P1"><text:s text:c="7"/>Problem statement:</text:p>
      <text:p text:style-name="P1"><text:tab/>We all enjoy visiting new places, but the first question that arises in our minds when <text:tab/>planning a trip is, "Where should we go?". To help us choose our destinations, there are <text:tab/>many online resources available, but they only offer recommendations for the standard, <text:tab/>frequently visited locations. We also rarely find the hottest locations as quickly as we do on <text:tab/>social media, and websites like YouTube only provide content rather than offering solutions <text:tab/>to travel-related issues. Hodomate is useful in resolving these issues.</text:p>
      <text:p text:style-name="P1"/>
      <text:p text:style-name="P1"><text:tab/>Hodomate is similar to social media but a extended version of social media to solve travel <text:tab/>related problems.</text:p>
      <text:p text:style-name="P1"/>
      <text:p text:style-name="P6">Module description:</text:p>
      <text:p text:style-name="P6"/>
      <text:p text:style-name="P1"><text:tab/>In hodomate we can create,like,share travel related posts and get notification about a <text:tab/>buzzing place in the city. Also we can get recommendation of our taste of places. Also <text:tab/>hodomate helps us plan our travel, where user can add his favourite places to a wishlist cart <text:tab/>and can make hodomate to plan the correct order of travelling the places..this problem is <text:tab/>solved with help of travelling salesman problem. User can filter posts based on likes and <text:tab/>location and also if he likes a place he can click a button on the post and he gets redirected <text:tab/>to ola with current location as pickup and post’s location as drop.</text:p>
      <text:p text:style-name="P1"/>
      <text:p text:style-name="P6">Advantages and Main functionality:</text:p>
      <text:list text:style-name="L1">
        <text:list-item>
          <text:p text:style-name="P2">Acts as a separate place for travel problems only.</text:p>
        </text:list-item>
        <text:list-item>
          <text:p text:style-name="P2">Takes travel decisions for better journey.</text:p>
        </text:list-item>
        <text:list-item>
          <text:p text:style-name="P2">Recommends and notifies new places.</text:p>
        </text:list-item>
      </text:list>
      <text:p text:style-name="P1"/>
      <text:p text:style-name="P6">Tools Used:</text:p>
      <text:p text:style-name="P1"><text:s/><text:tab/>Frontend:- <text:tab/></text:p>
      <text:list xml:id="list1992453285" text:style-name="L3">
        <text:list-item>
          <text:p text:style-name="P3">HTML</text:p>
        </text:list-item>
        <text:list-item>
          <text:p text:style-name="P3">Bootstap</text:p>
        </text:list-item>
        <text:list-item>
          <text:p text:style-name="P3">Javascript</text:p>
        </text:list-item>
      </text:list>
      <text:p text:style-name="P1"><text:tab/>Backend:-</text:p>
      <text:list xml:id="list2187415381" text:style-name="L4">
        <text:list-item>
          <text:p text:style-name="P4">Flask</text:p>
        </text:list-item>
        <text:list-item>
          <text:p text:style-name="P4">Sqlite3</text:p>
        </text:list-item>
      </text:list>
      <text:p text:style-name="P1"><text:tab/>API:-</text:p>
      <text:list xml:id="list1347451320" text:style-name="L5">
        <text:list-item>
          <text:p text:style-name="P5">Google maps api</text:p>
        </text:list-item>
        <text:list-item>
          <text:p text:style-name="P5">Ola api</text:p>
          <text:p text:style-name="P5"/>
        </text:list-item>
      </text:list>
      <text:p text:style-name="P6">Personal Contribution:</text:p>
      <text:p text:style-name="P1"><text:tab/>Everything</text:p>
      <text:p text:style-name="P1"/>
      <text:p text:style-name="P6">Challenges in the projects:</text:p>
      <text:list text:style-name="L6">
        <text:list-item>
          <text:p text:style-name="P7"><text:span text:style-name="T1">Bugs and unexpected errors were harder to handle single handedly.<text:tab/> </text:span></text:p>
        </text:list-item>
        <text:list-item>
          <text:p text:style-name="P7"><text:span text:style-name="T1">Time Management</text:span></text:p>
        </text:list-item>
      </text:list>
      <text:p text:style-name="P6"><text:span text:style-name="T1"/></text:p>
      <text:p text:style-name="P6">Amount of time it took for the project:</text:p>
      <text:p text:style-name="P6"><text:tab/><text:span text:style-name="T1">Approx 3 months</text:span></text:p>
      <text:p text:style-name="P8"><text:tab/></text:p>
      <text:p text:style-name="P6"/>
      <text:p text:style-name="P6"/>
      <text:p text:style-name="P6"><text:soft-page-break/>Future Improvements:</text:p>
      <text:p text:style-name="P8"><text:tab/>More travel planners like places to travel within a stipulated time. Places that can be visited in given budget etc.</text:p>
      <text:p text:style-name="P1"/>
      <text:p text:style-name="P1"/>
      <text:p text:style-name="P6">Drawbacks:</text:p>
      <text:p text:style-name="P1"><text:tab/>People can share irrelevant things other than travel related po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0T18:35:58.335000000</meta:creation-date>
    <dc:date>2022-08-20T19:58:32.656000000</dc:date>
    <meta:editing-duration>PT1H22M35S</meta:editing-duration>
    <meta:editing-cycles>1</meta:editing-cycles>
    <meta:document-statistic meta:table-count="0" meta:image-count="0" meta:object-count="0" meta:page-count="2" meta:paragraph-count="34" meta:word-count="330" meta:character-count="2003" meta:non-whitespace-character-count="1683"/>
    <meta:generator>LibreOffice/7.4.0.3$Windows_X86_64 LibreOffice_project/f85e47c08ddd19c015c0114a68350214f7066f5a</meta:generator>
  </office:meta>
</office:document-meta>
</file>